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5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5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7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9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1" style:family="graphic" style:parent-style-name="standard">
      <style:graphic-properties draw:stroke="dash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3" style:family="graphic" style:parent-style-name="standard">
      <style:graphic-properties draw:stroke="solid" draw:stroke-dash="Fine_20_Dashed" svg:stroke-color="#009900" draw:fill-color="#ffffff" draw:opacity="0%" draw:textarea-horizontal-align="justify" draw:textarea-vertical-align="middle" draw:auto-grow-height="false" fo:min-height="1.646cm" fo:min-width="1.3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134cm"/>
    </style:style>
    <style:style style:name="gr17" style:family="graphic" style:parent-style-name="objectwithoutfill">
      <style:graphic-properties draw:stroke="dash" draw:stroke-dash="Fine_20_Dashed" svg:stroke-color="#000066" draw:marker-end="Triangle_20_unfilled" draw:marker-end-width="0.3cm" draw:fill="none" draw:textarea-vertical-align="middle"/>
    </style:style>
    <style:style style:name="gr18" style:family="graphic" style:parent-style-name="objectwithoutfill">
      <style:graphic-properties svg:stroke-color="#009900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2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2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06cm"/>
    </style:style>
    <style:style style:name="gr39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0" style:family="graphic" style:parent-style-name="standard">
      <style:graphic-properties draw:stroke="dash" draw:stroke-dash="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41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42" style:family="graphic" style:parent-style-name="objectwithoutfill">
      <style:graphic-properties draw:stroke="dash" draw:stroke-dash="Fine_20_Dashed" svg:stroke-color="#000066" draw:marker-end="Triangle_20_unfilled" draw:marker-end-width="0.3cm" svg:stroke-opacity="100%" draw:fill="none" draw:textarea-vertical-align="middle"/>
    </style:style>
    <style:style style:name="gr43" style:family="graphic" style:parent-style-name="objectwithoutfill">
      <style:graphic-properties draw:stroke="solid" draw:stroke-dash="Ultrafine_20_2_20_Dots_20_3_20_Dashes" svg:stroke-color="#009900" draw:marker-end="Arrow" draw:marker-end-width="0.3cm" svg:stroke-opacity="100%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46" style:family="graphic" style:parent-style-name="objectwithoutfill">
      <style:graphic-properties draw:stroke="dash" draw:stroke-dash="Fine_20_Dashed" svg:stroke-color="#000066" draw:marker-end="Triangle_20_unfilled" draw:fill="none" draw:textarea-vertical-align="middle"/>
    </style:style>
    <style:style style:name="gr47" style:family="graphic" style:parent-style-name="objectwithoutfill">
      <style:graphic-properties svg:stroke-color="#009900" draw:marker-end="Small_20_Arrow" draw:fill="none" draw:textarea-horizontal-align="center" draw:textarea-vertical-align="middle"/>
    </style:style>
    <style:style style:name="gr48" style:family="graphic" style:parent-style-name="objectwithoutfill">
      <style:graphic-properties draw:fill="none" draw:textarea-horizontal-align="center" draw:textarea-vertical-align="middle"/>
    </style:style>
    <style:style style:name="gr49" style:family="graphic" style:parent-style-name="objectwithoutfill">
      <style:graphic-properties svg:stroke-color="#009900" draw:marker-end="Small_20_Arrow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53" style:family="graphic" style:parent-style-name="objectwithoutfill">
      <style:graphic-properties draw:stroke="dash" draw:stroke-dash="Fine_20_Dashed" svg:stroke-color="#000066" draw:marker-end="Triangle_20_unfilled" draw:fill="none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60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6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2cm"/>
    </style:style>
    <style:style style:name="gr69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0.914cm"/>
    </style:style>
    <style:style style:name="gr70" style:family="graphic" style:parent-style-name="standard">
      <style:graphic-properties svg:stroke-color="#000066" draw:fill-color="#ffffff" draw:textarea-horizontal-align="justify" draw:textarea-vertical-align="middle" draw:auto-grow-height="false" fo:min-height="0.108cm" fo:min-width="0.211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  <style:text-properties fo:color="#000066"/>
    </style:style>
    <style:style style:name="P11" style:family="paragraph">
      <loext:graphic-properties draw:fill="none" draw:fill-color="#ffffff"/>
      <style:text-properties fo:color="#000066" fo:font-size="18pt"/>
    </style:style>
    <style:style style:name="P12" style:family="paragraph">
      <loext:graphic-properties draw:fill="none" draw:fill-color="#ffffff"/>
      <style:text-properties fo:color="#cc0000" fo:font-size="18pt"/>
    </style:style>
    <style:style style:name="P13" style:family="paragraph">
      <loext:graphic-properties draw:fill="none" draw:fill-color="#ffffff"/>
      <style:text-properties fo:color="#009900" fo:font-size="18pt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000066" fo:font-size="18pt"/>
    </style:style>
    <style:style style:name="T9" style:family="text">
      <style:text-properties fo:color="#cc0000" fo:font-size="18pt"/>
    </style:style>
    <style:style style:name="T10" style:family="text">
      <style:text-properties fo:color="#009900" fo:font-size="18pt"/>
    </style:style>
    <style:style style:name="T11" style:family="text">
      <style:text-properties fo:color="#009900" style:font-name="Liberation Sans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85cm" svg:height="1cm" svg:x="5cm" svg:y="7.5cm">
          <draw:text-box>
            <text:p><text:span text:style-name="T1">next</text:span></text:p>
          </draw:text-box>
        </draw:frame>
        <draw:line draw:style-name="gr2" draw:text-style-name="P2" draw:layer="layout" svg:x1="3cm" svg:y1="8cm" svg:x2="5cm" svg:y2="8cm">
          <text:p/>
        </draw:line>
        <draw:line draw:style-name="gr2" draw:text-style-name="P2" draw:layer="layout" svg:x1="5cm" svg:y1="9cm" svg:x2="3cm" svg:y2="9cm">
          <text:p/>
        </draw:line>
        <draw:frame draw:style-name="gr1" draw:text-style-name="P3" draw:layer="layout" svg:width="1.85cm" svg:height="1cm" svg:x="5cm" svg:y="8.5cm">
          <draw:text-box>
            <text:p><text:span text:style-name="T2">prev</text:span></text:p>
          </draw:text-box>
        </draw:frame>
        <draw:custom-shape draw:style-name="gr3" draw:text-style-name="P4" draw:layer="layout" svg:width="1.5cm" svg:height="0.55cm" svg:x="8.76cm" svg:y="3.2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6.839cm" svg:height="1.673cm" svg:x="10.51cm" svg:y="3cm">
          <draw:text-box>
            <text:p><text:span text:style-name="T2">The location indicated </text:span></text:p>
            <text:p><text:span text:style-name="T2">by the hash value</text:span></text:p>
          </draw:text-box>
        </draw:frame>
        <draw:custom-shape draw:style-name="gr5" draw:text-style-name="P2" draw:layer="layout" svg:width="2cm" svg:height="2cm" svg:x="3.0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4.905cm" svg:height="1.673cm" svg:x="5.01cm" svg:y="5.177cm">
          <draw:text-box>
            <text:p><text:span text:style-name="T1">Element storing</text:span></text:p>
            <text:p><text:span text:style-name="T1">key-value</text:span></text:p>
          </draw:text-box>
        </draw:frame>
        <draw:custom-shape draw:style-name="gr7" draw:text-style-name="P2" draw:layer="layout" svg:width="2cm" svg:height="2cm" svg:x="11.01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4.731cm" svg:height="1cm" svg:x="13.211cm" svg:y="5.178cm">
          <draw:text-box>
            <text:p><text:span text:style-name="T1">Empty element</text:span></text:p>
          </draw:text-box>
        </draw:frame>
        <draw:custom-shape draw:style-name="gr9" draw:text-style-name="P4" draw:layer="layout" svg:width="1.5cm" svg:height="0.551cm" svg:x="18.26cm" svg:y="3.2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5.781cm" svg:height="1.673cm" svg:x="20.01cm" svg:y="3.001cm">
          <draw:text-box>
            <text:p><text:span text:style-name="T2">Insertion of a </text:span></text:p>
            <text:p><text:span text:style-name="T2">new key-value pair</text:span></text:p>
          </draw:text-box>
        </draw:frame>
        <draw:custom-shape draw:style-name="gr11" draw:text-style-name="P2" draw:layer="layout" svg:width="2cm" svg:height="2cm" svg:x="19.003cm" svg:y="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4.481cm" svg:height="1.673cm" svg:x="21.003cm" svg:y="5.181cm">
          <draw:text-box>
            <text:p><text:span text:style-name="T1">Moving stored</text:span></text:p>
            <text:p><text:span text:style-name="T2">key-value pair</text:span></text:p>
          </draw:text-box>
        </draw:frame>
        <draw:custom-shape draw:style-name="gr13" draw:text-style-name="P5" draw:layer="layout" svg:width="2.1cm" svg:height="2.1cm" svg:x="18.953cm" svg:y="4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3.283cm" svg:height="1.673cm" svg:x="4.511cm" svg:y="3.001cm">
          <draw:text-box>
            <text:p><text:span text:style-name="T2">Operation</text:span></text:p>
            <text:p><text:span text:style-name="T2">number</text:span></text:p>
          </draw:text-box>
        </draw:frame>
        <draw:frame draw:style-name="gr15" draw:text-style-name="P6" draw:layer="layout" svg:width="1.878cm" svg:height="1cm" svg:x="3.012cm" svg:y="3.002cm">
          <draw:text-box>
            <text:p><text:span text:style-name="T3">Ope.</text:span></text:p>
          </draw:text-box>
        </draw:frame>
        <draw:frame draw:style-name="gr16" draw:text-style-name="P1" draw:layer="layout" svg:width="8.634cm" svg:height="1cm" svg:x="9.51cm" svg:y="7.5cm">
          <draw:text-box>
            <text:p><text:span text:style-name="T1">Locator will be disconnected.</text:span></text:p>
          </draw:text-box>
        </draw:frame>
        <draw:line draw:style-name="gr17" draw:text-style-name="P2" draw:layer="layout" svg:x1="7.51cm" svg:y1="8cm" svg:x2="9.51cm" svg:y2="8cm">
          <text:p/>
        </draw:line>
        <draw:line draw:style-name="gr17" draw:text-style-name="P2" draw:layer="layout" svg:x1="9.51cm" svg:y1="9cm" svg:x2="7.51cm" svg:y2="9cm">
          <text:p/>
        </draw:line>
        <draw:frame draw:style-name="gr16" draw:text-style-name="P3" draw:layer="layout" svg:width="8.634cm" svg:height="1cm" svg:x="9.51cm" svg:y="8.5cm">
          <draw:text-box>
            <text:p><text:span text:style-name="T2">Locator will be disconnected.</text:span></text:p>
          </draw:text-box>
        </draw:frame>
        <draw:g>
          <draw:line draw:style-name="gr18" draw:text-style-name="P2" draw:layer="layout" svg:x1="19.252cm" svg:y1="7.795cm" svg:x2="18.752cm" svg:y2="8.208cm">
            <text:p/>
          </draw:line>
          <draw:line draw:style-name="gr18" draw:text-style-name="P2" draw:layer="layout" svg:x1="18.902cm" svg:y1="7.795cm" svg:x2="19.102cm" svg:y2="8.208cm">
            <text:p/>
          </draw:line>
        </draw:g>
        <draw:frame draw:style-name="gr19" draw:text-style-name="P1" draw:layer="layout" svg:width="6.276cm" svg:height="1.673cm" svg:x="19.51cm" svg:y="7.5cm">
          <draw:text-box>
            <text:p><text:span text:style-name="T1">Cutting a connection</text:span></text:p>
            <text:p><text:span text:style-name="T1">of locator.</text:span></text:p>
          </draw:text-box>
        </draw:frame>
        <draw:custom-shape draw:style-name="gr20" draw:text-style-name="P5" draw:layer="layout" svg:width="23.5cm" svg:height="16.5cm" svg:x="2.75cm" svg:y="2.75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085cm" svg:height="0.962cm" svg:x="4.762cm" svg:y="13.521cm">
          <draw:text-box>
            <text:p><text:span text:style-name="T4">idx_X</text:span></text:p>
          </draw:text-box>
        </draw:frame>
        <draw:frame draw:style-name="gr22" draw:text-style-name="P8" draw:layer="layout" svg:width="3.355cm" svg:height="0.962cm" svg:x="3.495cm" svg:y="12.521cm">
          <draw:text-box>
            <text:p><text:span text:style-name="T4">prevIdx_X</text:span></text:p>
          </draw:text-box>
        </draw:frame>
        <draw:frame draw:style-name="gr23" draw:text-style-name="P7" draw:layer="layout" svg:width="3.321cm" svg:height="0.962cm" svg:x="3.517cm" svg:y="14.521cm">
          <draw:text-box>
            <text:p><text:span text:style-name="T4">nextIdx_X</text:span></text:p>
          </draw:text-box>
        </draw:frame>
        <draw:frame draw:style-name="gr24" draw:text-style-name="P8" draw:layer="layout" svg:width="2.509cm" svg:height="0.962cm" svg:x="4.336cm" svg:y="16.021cm">
          <draw:text-box>
            <text:p><text:span text:style-name="T4">prev_X</text:span></text:p>
          </draw:text-box>
        </draw:frame>
        <draw:frame draw:style-name="gr25" draw:text-style-name="P8" draw:layer="layout" svg:width="2.475cm" svg:height="0.962cm" svg:x="4.372cm" svg:y="17.018cm">
          <draw:text-box>
            <text:p><text:span text:style-name="T4">next_X</text:span></text:p>
          </draw:text-box>
        </draw:frame>
        <draw:frame draw:style-name="gr26" draw:text-style-name="P8" draw:layer="layout" svg:width="4.058cm" svg:height="0.962cm" svg:x="2.782cm" svg:y="18.018cm">
          <draw:text-box>
            <text:p><text:span text:style-name="T4">prev2next_X</text:span></text:p>
          </draw:text-box>
        </draw:frame>
        <draw:frame draw:style-name="gr27" draw:text-style-name="P9" draw:layer="layout" svg:width="8.181cm" svg:height="0.962cm" svg:x="6.537cm" svg:y="12.536cm">
          <draw:text-box>
            <text:p>: element index before ‘_X’.</text:p>
          </draw:text-box>
        </draw:frame>
        <draw:frame draw:style-name="gr28" draw:text-style-name="P8" draw:layer="layout" svg:width="1.031cm" svg:height="0.962cm" svg:x="5.571cm" svg:y="10.02cm">
          <draw:text-box>
            <text:p><text:span text:style-name="T4">_f</text:span></text:p>
          </draw:text-box>
        </draw:frame>
        <draw:frame draw:style-name="gr29" draw:text-style-name="P9" draw:layer="layout" svg:width="12.855cm" svg:height="0.962cm" svg:x="6.538cm" svg:y="10.022cm">
          <draw:text-box>
            <text:p>: first index indicated by the symbol of <text:s text:c="8"/>.</text:p>
          </draw:text-box>
        </draw:frame>
        <draw:frame draw:style-name="gr30" draw:text-style-name="P8" draw:layer="layout" svg:width="1.205cm" svg:height="0.962cm" svg:x="5.572cm" svg:y="11.022cm">
          <draw:text-box>
            <text:p><text:span text:style-name="T4">_e</text:span></text:p>
          </draw:text-box>
        </draw:frame>
        <draw:frame draw:style-name="gr31" draw:text-style-name="P9" draw:layer="layout" svg:width="16.61cm" svg:height="0.962cm" svg:x="6.539cm" svg:y="11.023cm">
          <draw:text-box>
            <text:p>: empty element’s index <text:s/>indicated by the symbol of <text:s text:c="8"/>.</text:p>
          </draw:text-box>
        </draw:frame>
        <draw:custom-shape draw:style-name="gr3" draw:text-style-name="P4" draw:layer="layout" svg:width="1.5cm" svg:height="0.55cm" svg:x="17.523cm" svg:y="10.2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2" draw:layer="layout" svg:width="1cm" svg:height="0.999cm" svg:x="21.454cm" svg:y="10.8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9" draw:layer="layout" svg:width="4.977cm" svg:height="0.962cm" svg:x="6.538cm" svg:y="13.527cm">
          <draw:text-box>
            <text:p>: element index.</text:p>
          </draw:text-box>
        </draw:frame>
        <draw:frame draw:style-name="gr34" draw:text-style-name="P9" draw:layer="layout" svg:width="7.656cm" svg:height="0.962cm" svg:x="6.538cm" svg:y="14.527cm">
          <draw:text-box>
            <text:p>: element index after ‘_X’.</text:p>
          </draw:text-box>
        </draw:frame>
        <draw:frame draw:style-name="gr35" draw:text-style-name="P9" draw:layer="layout" svg:width="10.091cm" svg:height="0.962cm" svg:x="6.538cm" svg:y="16.027cm">
          <draw:text-box>
            <text:p>: distance between <text:span text:style-name="T5">‘prev’ and ‘_</text:span>X’.</text:p>
          </draw:text-box>
        </draw:frame>
        <draw:frame draw:style-name="gr36" draw:text-style-name="P9" draw:layer="layout" svg:width="10.057cm" svg:height="0.962cm" svg:x="6.539cm" svg:y="17.027cm">
          <draw:text-box>
            <text:p>: distance between <text:span text:style-name="T5">‘next’ and ‘_</text:span>X’.</text:p>
          </draw:text-box>
        </draw:frame>
        <draw:frame draw:style-name="gr37" draw:text-style-name="P9" draw:layer="layout" svg:width="10.514cm" svg:height="0.962cm" svg:x="6.54cm" svg:y="18.027cm">
          <draw:text-box>
            <text:p>: distance between <text:span text:style-name="T5">‘prev’ and ‘next</text:span>’.</text:p>
          </draw:text-box>
        </draw:frame>
      </draw:page>
      <draw:page draw:name="page2" draw:style-name="dp1" draw:master-page-name="標準">
        <draw:frame draw:style-name="gr38" draw:text-style-name="P1" draw:layer="layout" svg:width="9.706cm" svg:height="0.962cm" svg:x="3.6cm" svg:y="7.8cm">
          <draw:text-box>
            <text:p><text:span text:style-name="T1">Next page is </text:span><text:span text:style-name="T6">‘insertion </text:span><text:span text:style-name="T6">case08’</text:span><text:span text:style-name="T7">.</text:span></text:p>
          </draw:text-box>
        </draw:frame>
      </draw:page>
      <draw:page draw:name="page3" draw:style-name="dp1" draw:master-page-name="標準">
        <draw:line draw:style-name="gr39" draw:text-style-name="P10" draw:layer="layout" svg:x1="16cm" svg:y1="13cm" svg:x2="16cm" svg:y2="11.3cm">
          <text:p/>
        </draw:line>
        <draw:line draw:style-name="gr39" draw:text-style-name="P10" draw:layer="layout" svg:x1="22cm" svg:y1="13cm" svg:x2="22cm" svg:y2="11.3cm">
          <text:p/>
        </draw:line>
        <draw:line draw:style-name="gr39" draw:text-style-name="P10" draw:layer="layout" svg:x1="19cm" svg:y1="12cm" svg:x2="19cm" svg:y2="11.3cm">
          <text:p/>
        </draw:line>
        <draw:line draw:style-name="gr39" draw:text-style-name="P10" draw:layer="layout" svg:x1="7cm" svg:y1="13cm" svg:x2="7cm" svg:y2="11.3cm">
          <text:p/>
        </draw:line>
        <draw:line draw:style-name="gr39" draw:text-style-name="P10" draw:layer="layout" svg:x1="13cm" svg:y1="13cm" svg:x2="13cm" svg:y2="11.3cm">
          <text:p/>
        </draw:line>
        <draw:line draw:style-name="gr39" draw:text-style-name="P10" draw:layer="layout" svg:x1="10cm" svg:y1="12cm" svg:x2="10cm" svg:y2="11.3cm">
          <text:p/>
        </draw:line>
        <draw:line draw:style-name="gr39" draw:text-style-name="P2" draw:layer="layout" svg:x1="5.5cm" svg:y1="11cm" svg:x2="5.5cm" svg:y2="7cm">
          <text:p/>
        </draw:line>
        <draw:line draw:style-name="gr39" draw:text-style-name="P2" draw:layer="layout" svg:x1="8.5cm" svg:y1="11cm" svg:x2="8.5cm" svg:y2="7cm">
          <text:p/>
        </draw:line>
        <draw:line draw:style-name="gr39" draw:text-style-name="P2" draw:layer="layout" svg:x1="11.5cm" svg:y1="11cm" svg:x2="11.5cm" svg:y2="7cm">
          <text:p/>
        </draw:line>
        <draw:line draw:style-name="gr39" draw:text-style-name="P2" draw:layer="layout" svg:x1="14.5cm" svg:y1="11cm" svg:x2="14.5cm" svg:y2="7cm">
          <text:p/>
        </draw:line>
        <draw:line draw:style-name="gr39" draw:text-style-name="P2" draw:layer="layout" svg:x1="17.5cm" svg:y1="11cm" svg:x2="17.5cm" svg:y2="7cm">
          <text:p/>
        </draw:line>
        <draw:line draw:style-name="gr39" draw:text-style-name="P2" draw:layer="layout" svg:x1="20.5cm" svg:y1="11cm" svg:x2="20.5cm" svg:y2="7cm">
          <text:p/>
        </draw:line>
        <draw:line draw:style-name="gr39" draw:text-style-name="P2" draw:layer="layout" svg:x1="23.5cm" svg:y1="11cm" svg:x2="23.5cm" svg:y2="7cm">
          <text:p/>
        </draw:line>
        <draw:custom-shape draw:style-name="gr5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2" draw:layer="layout" svg:x1="4cm" svg:y1="6cm" svg:x2="6cm" svg:y2="6cm">
          <text:p/>
        </draw:line>
        <draw:line draw:style-name="gr41" draw:text-style-name="P2" draw:layer="layout" svg:x1="7cm" svg:y1="8cm" svg:x2="5cm" svg:y2="8cm">
          <text:p/>
        </draw:line>
        <draw:line draw:style-name="gr42" draw:text-style-name="P2" draw:layer="layout" svg:x1="7cm" svg:y1="6cm" svg:x2="9cm" svg:y2="6cm">
          <text:p/>
        </draw:line>
        <draw:line draw:style-name="gr42" draw:text-style-name="P2" draw:layer="layout" svg:x1="10cm" svg:y1="8cm" svg:x2="8cm" svg:y2="8cm">
          <text:p/>
        </draw:line>
        <draw:line draw:style-name="gr42" draw:text-style-name="P2" draw:layer="layout" svg:x1="10cm" svg:y1="6cm" svg:x2="12cm" svg:y2="6cm">
          <text:p/>
        </draw:line>
        <draw:line draw:style-name="gr42" draw:text-style-name="P2" draw:layer="layout" svg:x1="13cm" svg:y1="8cm" svg:x2="11cm" svg:y2="8cm">
          <text:p/>
        </draw:line>
        <draw:line draw:style-name="gr41" draw:text-style-name="P2" draw:layer="layout" svg:x1="13cm" svg:y1="6cm" svg:x2="15cm" svg:y2="6cm">
          <text:p/>
        </draw:line>
        <draw:line draw:style-name="gr41" draw:text-style-name="P2" draw:layer="layout" svg:x1="16cm" svg:y1="8cm" svg:x2="14cm" svg:y2="8cm">
          <text:p/>
        </draw:line>
        <draw:line draw:style-name="gr43" draw:text-style-name="P2" draw:layer="layout" svg:x1="19cm" svg:y1="8cm" svg:x2="17cm" svg:y2="8cm">
          <text:p/>
        </draw:line>
        <draw:line draw:style-name="gr43" draw:text-style-name="P2" draw:layer="layout" svg:x1="19cm" svg:y1="6cm" svg:x2="21cm" svg:y2="6cm">
          <text:p/>
        </draw:line>
        <draw:line draw:style-name="gr41" draw:text-style-name="P2" draw:layer="layout" svg:x1="22cm" svg:y1="6cm" svg:x2="24cm" svg:y2="6cm">
          <text:p/>
        </draw:line>
        <draw:line draw:style-name="gr41" draw:text-style-name="P2" draw:layer="layout" svg:x1="25cm" svg:y1="8cm" svg:x2="23cm" svg:y2="8cm">
          <text:p/>
        </draw:line>
        <draw:custom-shape draw:style-name="gr3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11" draw:layer="layout" svg:width="5.184cm" svg:height="1.673cm" svg:x="3cm" svg:y="3.527cm">
          <draw:text-box>
            <text:p><text:span text:style-name="T8">7 keys are</text:span></text:p>
            <text:p><text:span text:style-name="T8">already </text:span><text:span text:style-name="T8">inserted.</text:span></text:p>
          </draw:text-box>
        </draw:frame>
        <draw:frame draw:style-name="gr45" draw:text-style-name="P12" draw:layer="layout" svg:width="5.574cm" svg:height="1.673cm" svg:x="9cm" svg:y="3.528cm">
          <draw:text-box>
            <text:p><text:span text:style-name="T9">New </text:span><text:span text:style-name="T9">insertion of </text:span><text:span text:style-name="T9">a</text:span></text:p>
            <text:p><text:span text:style-name="T9">key-value </text:span><text:span text:style-name="T9">pair.</text:span></text:p>
          </draw:text-box>
        </draw:frame>
        <draw:custom-shape draw:style-name="gr13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46" draw:text-style-name="P2" draw:layer="layout" svg:width="6.315cm" svg:height="3.465cm" draw:transform="skewX (0.530580092606276) rotate (0.669508301065025) translate (15.9913372791143cm 5.94004774465505cm)" svg:viewBox="0 0 6316 3466" svg:d="M0 54c735-475 5902 2317 6316 3412">
          <text:p/>
        </draw:path>
        <draw:path draw:style-name="gr47" draw:text-style-name="P2" draw:layer="layout" svg:width="5.499cm" svg:height="0.749cm" svg:x="7.5cm" svg:y="8cm" svg:viewBox="0 0 5500 750" svg:d="M5500 0c-500 1000-5000 1000-5500 0">
          <text:p/>
        </draw:path>
        <draw:line draw:style-name="gr48" draw:text-style-name="P2" draw:layer="layout" svg:x1="17.5cm" svg:y1="9.5cm" svg:x2="17.5cm" svg:y2="9.5cm">
          <text:p/>
        </draw:line>
        <draw:path draw:style-name="gr49" draw:text-style-name="P2" draw:layer="layout" svg:width="4.628cm" svg:height="7.803cm" draw:transform="rotate (-1.03899450371222) translate (16.707616430811cm 4.10364121835142cm)" svg:viewBox="0 0 4629 7804" svg:d="M0 7782c819 482 5383-7275 4521-7782">
          <text:p/>
        </draw:path>
        <draw:frame draw:style-name="gr50" draw:text-style-name="P13" draw:layer="layout" svg:width="4.583cm" svg:height="1.673cm" svg:x="13.706cm" svg:y="8.7cm">
          <draw:text-box>
            <text:p><text:span text:style-name="T10">Moving </text:span><text:span text:style-name="T10">stored</text:span></text:p>
            <text:p><text:span text:style-name="T11">key-value </text:span><text:span text:style-name="T11">pair.</text:span></text:p>
          </draw:text-box>
        </draw:frame>
        <draw:frame draw:style-name="gr51" draw:text-style-name="P11" draw:layer="layout" svg:width="2.585cm" svg:height="0.962cm" svg:x="3cm" svg:y="2.728cm">
          <draw:text-box>
            <text:p><text:span text:style-name="T8">Ope. 0.</text:span></text:p>
          </draw:text-box>
        </draw:frame>
        <draw:frame draw:style-name="gr51" draw:text-style-name="P12" draw:layer="layout" svg:width="2.585cm" svg:height="0.962cm" svg:x="9.001cm" svg:y="2.728cm">
          <draw:text-box>
            <text:p><text:span text:style-name="T9">Ope. 2.</text:span></text:p>
          </draw:text-box>
        </draw:frame>
        <draw:frame draw:style-name="gr51" draw:text-style-name="P13" draw:layer="layout" svg:width="2.585cm" svg:height="0.962cm" svg:x="11.502cm" svg:y="8.695cm">
          <draw:text-box>
            <text:p><text:span text:style-name="T10">Ope. 1.</text:span></text:p>
          </draw:text-box>
        </draw:frame>
        <draw:frame draw:style-name="gr52" draw:text-style-name="P13" draw:layer="layout" svg:width="2.016cm" svg:height="1.673cm" svg:x="18cm" svg:y="6.195cm">
          <draw:text-box>
            <text:p><text:span text:style-name="T10">key-</text:span></text:p>
            <text:p><text:span text:style-name="T10">value</text:span></text:p>
          </draw:text-box>
        </draw:frame>
        <draw:path draw:style-name="gr49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3" draw:text-style-name="P2" draw:layer="layout" svg:width="5.499cm" svg:height="0.749cm" svg:x="16.501cm" svg:y="8.021cm" svg:viewBox="0 0 5500 750" svg:d="M5500 0c-500 1000-5000 1000-5500 0">
          <text:p/>
        </draw:path>
        <draw:custom-shape draw:style-name="gr9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2" draw:text-style-name="P12" draw:layer="layout" svg:width="2.016cm" svg:height="1.673cm" svg:x="9cm" svg:y="6.196cm">
          <draw:text-box>
            <text:p><text:span text:style-name="T9">key-</text:span></text:p>
            <text:p><text:span text:style-name="T9">value</text:span></text:p>
          </draw:text-box>
        </draw:frame>
        <draw:g>
          <draw:line draw:style-name="gr18" draw:text-style-name="P2" draw:layer="layout" svg:x1="8.435cm" svg:y1="7.794cm" svg:x2="7.935cm" svg:y2="8.207cm">
            <text:p/>
          </draw:line>
          <draw:line draw:style-name="gr18" draw:text-style-name="P2" draw:layer="layout" svg:x1="8.085cm" svg:y1="7.794cm" svg:x2="8.285cm" svg:y2="8.207cm">
            <text:p/>
          </draw:line>
        </draw:g>
        <draw:g>
          <draw:line draw:style-name="gr18" draw:text-style-name="P2" draw:layer="layout" svg:x1="11.435cm" svg:y1="7.795cm" svg:x2="10.935cm" svg:y2="8.208cm">
            <text:p/>
          </draw:line>
          <draw:line draw:style-name="gr18" draw:text-style-name="P2" draw:layer="layout" svg:x1="11.085cm" svg:y1="7.795cm" svg:x2="11.285cm" svg:y2="8.208cm">
            <text:p/>
          </draw:line>
        </draw:g>
        <draw:g>
          <draw:line draw:style-name="gr18" draw:text-style-name="P2" draw:layer="layout" svg:x1="9.059cm" svg:y1="5.795cm" svg:x2="8.559cm" svg:y2="6.208cm">
            <text:p/>
          </draw:line>
          <draw:line draw:style-name="gr18" draw:text-style-name="P2" draw:layer="layout" svg:x1="8.709cm" svg:y1="5.795cm" svg:x2="8.909cm" svg:y2="6.208cm">
            <text:p/>
          </draw:line>
        </draw:g>
        <draw:g>
          <draw:line draw:style-name="gr18" draw:text-style-name="P2" draw:layer="layout" svg:x1="12.059cm" svg:y1="5.796cm" svg:x2="11.559cm" svg:y2="6.209cm">
            <text:p/>
          </draw:line>
          <draw:line draw:style-name="gr18" draw:text-style-name="P2" draw:layer="layout" svg:x1="11.709cm" svg:y1="5.796cm" svg:x2="11.909cm" svg:y2="6.209cm">
            <text:p/>
          </draw:line>
        </draw:g>
        <draw:g>
          <draw:line draw:style-name="gr18" draw:text-style-name="P2" draw:layer="layout" svg:x1="16.83cm" svg:y1="7.926cm" svg:x2="16.33cm" svg:y2="8.339cm">
            <text:p/>
          </draw:line>
          <draw:line draw:style-name="gr18" draw:text-style-name="P2" draw:layer="layout" svg:x1="16.48cm" svg:y1="7.926cm" svg:x2="16.68cm" svg:y2="8.339cm">
            <text:p/>
          </draw:line>
        </draw:g>
        <draw:g>
          <draw:line draw:style-name="gr18" draw:text-style-name="P2" draw:layer="layout" svg:x1="21.67cm" svg:y1="5.677cm" svg:x2="21.17cm" svg:y2="6.09cm">
            <text:p/>
          </draw:line>
          <draw:line draw:style-name="gr18" draw:text-style-name="P2" draw:layer="layout" svg:x1="21.32cm" svg:y1="5.677cm" svg:x2="21.52cm" svg:y2="6.09cm">
            <text:p/>
          </draw:line>
        </draw:g>
        <draw:frame draw:style-name="gr54" draw:text-style-name="P7" draw:layer="layout" svg:width="1.84cm" svg:height="0.962cm" svg:x="9.079cm" svg:y="10.493cm">
          <draw:text-box>
            <text:p><text:span text:style-name="T4">idx_f</text:span></text:p>
          </draw:text-box>
        </draw:frame>
        <draw:frame draw:style-name="gr55" draw:text-style-name="P8" draw:layer="layout" svg:width="3.11cm" svg:height="0.962cm" svg:x="5.44cm" svg:y="10.493cm">
          <draw:text-box>
            <text:p><text:span text:style-name="T4">prevIdx_f</text:span></text:p>
          </draw:text-box>
        </draw:frame>
        <draw:frame draw:style-name="gr56" draw:text-style-name="P7" draw:layer="layout" svg:width="3.076cm" svg:height="0.962cm" svg:x="11.479cm" svg:y="10.493cm">
          <draw:text-box>
            <text:p><text:span text:style-name="T4">nextIdx_f</text:span></text:p>
          </draw:text-box>
        </draw:frame>
        <draw:frame draw:style-name="gr57" draw:text-style-name="P7" draw:layer="layout" svg:width="3.283cm" svg:height="0.962cm" svg:x="14.361cm" svg:y="10.486cm">
          <draw:text-box>
            <text:p><text:span text:style-name="T4">prevIdx_e</text:span></text:p>
          </draw:text-box>
        </draw:frame>
        <draw:frame draw:style-name="gr58" draw:text-style-name="P7" draw:layer="layout" svg:width="3.249cm" svg:height="0.962cm" svg:x="20.362cm" svg:y="10.486cm">
          <draw:text-box>
            <text:p><text:span text:style-name="T4">nextIdx_e</text:span></text:p>
          </draw:text-box>
        </draw:frame>
        <draw:frame draw:style-name="gr59" draw:text-style-name="P7" draw:layer="layout" svg:width="2.051cm" svg:height="0.962cm" svg:x="17.963cm" svg:y="10.486cm">
          <draw:text-box>
            <text:p><text:span text:style-name="T4">Idx_e</text:span></text:p>
          </draw:text-box>
        </draw:frame>
        <draw:line draw:style-name="gr60" draw:text-style-name="P10" draw:layer="layout" svg:x1="7cm" svg:y1="11.75cm" svg:x2="10cm" svg:y2="11.75cm">
          <text:p/>
        </draw:line>
        <draw:frame draw:style-name="gr61" draw:text-style-name="P8" draw:layer="layout" svg:width="2.263cm" svg:height="0.962cm" svg:x="7.368cm" svg:y="11.642cm">
          <draw:text-box>
            <text:p><text:span text:style-name="T4">prev_f</text:span></text:p>
          </draw:text-box>
        </draw:frame>
        <draw:line draw:style-name="gr60" draw:text-style-name="P10" draw:layer="layout" svg:x1="10cm" svg:y1="11.747cm" svg:x2="13cm" svg:y2="11.747cm">
          <text:p/>
        </draw:line>
        <draw:frame draw:style-name="gr62" draw:text-style-name="P8" draw:layer="layout" svg:width="2.229cm" svg:height="0.962cm" svg:x="10.368cm" svg:y="11.639cm">
          <draw:text-box>
            <text:p><text:span text:style-name="T4">next_f</text:span></text:p>
          </draw:text-box>
        </draw:frame>
        <draw:line draw:style-name="gr60" draw:text-style-name="P10" draw:layer="layout" svg:x1="7cm" svg:y1="12.747cm" svg:x2="13cm" svg:y2="12.75cm">
          <text:p/>
        </draw:line>
        <draw:frame draw:style-name="gr63" draw:text-style-name="P8" draw:layer="layout" svg:width="3.812cm" svg:height="0.962cm" svg:x="8.096cm" svg:y="12.639cm">
          <draw:text-box>
            <text:p><text:span text:style-name="T4">prev2next_f</text:span></text:p>
          </draw:text-box>
        </draw:frame>
        <draw:line draw:style-name="gr60" draw:text-style-name="P10" draw:layer="layout" svg:x1="16cm" svg:y1="11.747cm" svg:x2="19cm" svg:y2="11.747cm">
          <text:p/>
        </draw:line>
        <draw:frame draw:style-name="gr64" draw:text-style-name="P8" draw:layer="layout" svg:width="2.437cm" svg:height="0.962cm" svg:x="16.282cm" svg:y="11.639cm">
          <draw:text-box>
            <text:p><text:span text:style-name="T4">prev_e</text:span></text:p>
          </draw:text-box>
        </draw:frame>
        <draw:line draw:style-name="gr60" draw:text-style-name="P10" draw:layer="layout" svg:x1="19cm" svg:y1="11.744cm" svg:x2="22cm" svg:y2="11.744cm">
          <text:p/>
        </draw:line>
        <draw:frame draw:style-name="gr65" draw:text-style-name="P8" draw:layer="layout" svg:width="2.403cm" svg:height="0.962cm" svg:x="19.298cm" svg:y="11.636cm">
          <draw:text-box>
            <text:p><text:span text:style-name="T4">next_e</text:span></text:p>
          </draw:text-box>
        </draw:frame>
        <draw:line draw:style-name="gr60" draw:text-style-name="P10" draw:layer="layout" svg:x1="16cm" svg:y1="12.744cm" svg:x2="22cm" svg:y2="12.747cm">
          <text:p/>
        </draw:line>
        <draw:frame draw:style-name="gr66" draw:text-style-name="P8" draw:layer="layout" svg:width="3.986cm" svg:height="0.962cm" svg:x="17.01cm" svg:y="12.636cm">
          <draw:text-box>
            <text:p><text:span text:style-name="T4">prev2next_e</text:span></text:p>
          </draw:text-box>
        </draw:frame>
        <draw:custom-shape draw:style-name="gr67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標準">
        <draw:frame draw:style-name="gr68" draw:text-style-name="P1" draw:layer="layout" svg:width="5.862cm" svg:height="0.962cm" svg:x="3.6cm" svg:y="7.8cm">
          <draw:text-box>
            <text:p><text:span text:style-name="T1">Next page is </text:span><text:span text:style-name="T6">‘test’</text:span><text:span text:style-name="T7">.</text:span></text:p>
          </draw:text-box>
        </draw:frame>
      </draw:page>
      <draw:page draw:name="page5" draw:style-name="dp1" draw:master-page-name="標準">
        <draw:custom-shape draw:style-name="gr69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custom-shape draw:style-name="gr5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2" draw:layer="layout" svg:x1="4cm" svg:y1="6cm" svg:x2="6cm" svg:y2="6cm">
          <text:p/>
        </draw:line>
        <draw:line draw:style-name="gr41" draw:text-style-name="P2" draw:layer="layout" svg:x1="7cm" svg:y1="8cm" svg:x2="5cm" svg:y2="8cm">
          <text:p/>
        </draw:line>
        <draw:line draw:style-name="gr41" draw:text-style-name="P2" draw:layer="layout" svg:x1="7cm" svg:y1="6cm" svg:x2="9cm" svg:y2="6cm">
          <text:p/>
        </draw:line>
        <draw:line draw:style-name="gr41" draw:text-style-name="P2" draw:layer="layout" svg:x1="10cm" svg:y1="8cm" svg:x2="8cm" svg:y2="8cm">
          <text:p/>
        </draw:line>
        <draw:line draw:style-name="gr41" draw:text-style-name="P2" draw:layer="layout" svg:x1="10cm" svg:y1="6cm" svg:x2="12cm" svg:y2="6cm">
          <text:p/>
        </draw:line>
        <draw:line draw:style-name="gr41" draw:text-style-name="P2" draw:layer="layout" svg:x1="13cm" svg:y1="8cm" svg:x2="11cm" svg:y2="8cm">
          <text:p/>
        </draw:line>
        <draw:line draw:style-name="gr41" draw:text-style-name="P2" draw:layer="layout" svg:x1="13cm" svg:y1="6cm" svg:x2="15cm" svg:y2="6cm">
          <text:p/>
        </draw:line>
        <draw:line draw:style-name="gr41" draw:text-style-name="P2" draw:layer="layout" svg:x1="16cm" svg:y1="8cm" svg:x2="14cm" svg:y2="8cm">
          <text:p/>
        </draw:line>
        <draw:line draw:style-name="gr41" draw:text-style-name="P2" draw:layer="layout" svg:x1="16cm" svg:y1="6cm" svg:x2="18cm" svg:y2="6cm">
          <text:p/>
        </draw:line>
        <draw:line draw:style-name="gr41" draw:text-style-name="P2" draw:layer="layout" svg:x1="19cm" svg:y1="8cm" svg:x2="17cm" svg:y2="8cm">
          <text:p/>
        </draw:line>
        <draw:line draw:style-name="gr41" draw:text-style-name="P2" draw:layer="layout" svg:x1="19cm" svg:y1="6cm" svg:x2="21cm" svg:y2="6cm">
          <text:p/>
        </draw:line>
        <draw:line draw:style-name="gr41" draw:text-style-name="P2" draw:layer="layout" svg:x1="22cm" svg:y1="8cm" svg:x2="20cm" svg:y2="8cm">
          <text:p/>
        </draw:line>
        <draw:line draw:style-name="gr41" draw:text-style-name="P2" draw:layer="layout" svg:x1="22cm" svg:y1="6cm" svg:x2="24cm" svg:y2="6cm">
          <text:p/>
        </draw:line>
        <draw:line draw:style-name="gr41" draw:text-style-name="P2" draw:layer="layout" svg:x1="25cm" svg:y1="8cm" svg:x2="23cm" svg:y2="8cm">
          <text:p/>
        </draw:line>
        <draw:custom-shape draw:style-name="gr70" draw:text-style-name="P4" draw:layer="layout" svg:width="1.5cm" svg:height="0.5cm" svg:x="3.25cm" svg:y="5.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11" draw:layer="layout" svg:width="5.184cm" svg:height="1.673cm" svg:x="3cm" svg:y="3.527cm">
          <draw:text-box>
            <text:p><text:span text:style-name="T8">7 keys are</text:span></text:p>
            <text:p><text:span text:style-name="T8">already </text:span><text:span text:style-name="T8">insert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6-29T23:16:27.656174598</dc:date>
    <meta:editing-duration>PT5H8M23S</meta:editing-duration>
    <meta:editing-cycles>169</meta:editing-cycles>
    <meta:generator>LibreOffice/5.1.6.2$Linux_X86_64 LibreOffice_project/10m0$Build-2</meta:generator>
    <meta:document-statistic meta:object-count="165"/>
  </office:meta>
</office:document-meta>
</file>